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9cm" svg:height="1.7cm" svg:x="8.6cm" svg:y="1.5cm">
          <text:p text:style-name="P1"><text:span text:style-name="T1">Reset</text:span></text:p>
        </draw:rect>
        <draw:frame draw:style-name="gr2" draw:text-style-name="P2" draw:layer="layout" svg:width="1.399cm" svg:height="0.569cm" svg:x="8.517cm" svg:y="2.131cm">
          <draw:text-box>
            <text:p><text:span text:style-name="T2">Data in</text:span></text:p>
          </draw:text-box>
        </draw:frame>
        <draw:frame draw:style-name="gr2" draw:text-style-name="P2" draw:layer="layout" svg:width="1.573cm" svg:height="0.569cm" svg:x="11.027cm" svg:y="2.131cm">
          <draw:text-box>
            <text:p><text:span text:style-name="T2">Data out</text:span></text:p>
          </draw:text-box>
        </draw:frame>
        <draw:custom-shape draw:style-name="gr3" draw:text-style-name="P3" draw:layer="layout" svg:width="0.5cm" svg:height="0.4cm" draw:transform="rotate (-1.57079632679579) translate (9cm 2.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rect draw:style-name="gr1" draw:text-style-name="P1" draw:layer="layout" svg:width="3.9cm" svg:height="1.7cm" svg:x="8.6cm" svg:y="4.2cm">
            <text:p text:style-name="P1"><text:span text:style-name="T1">I_0</text:span></text:p>
          </draw:rect>
          <draw:frame draw:style-name="gr2" draw:text-style-name="P2" draw:layer="layout" svg:width="1.399cm" svg:height="0.569cm" svg:x="8.517cm" svg:y="4.831cm">
            <draw:text-box>
              <text:p><text:span text:style-name="T2">Data in</text:span></text:p>
            </draw:text-box>
          </draw:frame>
          <draw:frame draw:style-name="gr2" draw:text-style-name="P2" draw:layer="layout" svg:width="1.573cm" svg:height="0.569cm" svg:x="11.027cm" svg:y="4.831cm">
            <draw:text-box>
              <text:p><text:span text:style-name="T2">Data out</text:span></text:p>
            </draw:text-box>
          </draw:frame>
          <draw:custom-shape draw:style-name="gr3" draw:text-style-name="P3" draw:layer="layout" svg:width="0.5cm" svg:height="0.4cm" draw:transform="rotate (-1.57079632679579) translate (9cm 5.4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rect draw:style-name="gr1" draw:text-style-name="P1" draw:layer="layout" svg:width="3.9cm" svg:height="1.7cm" svg:x="8.6cm" svg:y="5.9cm">
            <text:p text:style-name="P1"><text:span text:style-name="T1">I_1</text:span></text:p>
          </draw:rect>
          <draw:frame draw:style-name="gr2" draw:text-style-name="P2" draw:layer="layout" svg:width="1.399cm" svg:height="0.569cm" svg:x="8.517cm" svg:y="6.531cm">
            <draw:text-box>
              <text:p><text:span text:style-name="T2">Data in</text:span></text:p>
            </draw:text-box>
          </draw:frame>
          <draw:frame draw:style-name="gr2" draw:text-style-name="P2" draw:layer="layout" svg:width="1.573cm" svg:height="0.569cm" svg:x="11.027cm" svg:y="6.531cm">
            <draw:text-box>
              <text:p><text:span text:style-name="T2">Data out</text:span></text:p>
            </draw:text-box>
          </draw:frame>
          <draw:custom-shape draw:style-name="gr3" draw:text-style-name="P3" draw:layer="layout" svg:width="0.5cm" svg:height="0.4cm" draw:transform="rotate (-1.57079632679579) translate (9cm 7.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3" draw:layer="layout" svg:x1="12.5cm" svg:y1="2.4cm" svg:x2="21cm" svg:y2="2.4cm">
          <text:p/>
        </draw:line>
        <draw:line draw:style-name="gr4" draw:text-style-name="P3" draw:layer="layout" svg:x1="12.5cm" svg:y1="5.2cm" svg:x2="21cm" svg:y2="5.2cm">
          <text:p/>
        </draw:line>
        <draw:line draw:style-name="gr4" draw:text-style-name="P3" draw:layer="layout" svg:x1="12.5cm" svg:y1="6.8cm" svg:x2="21cm" svg:y2="6.8cm">
          <text:p/>
        </draw:line>
        <draw:line draw:style-name="gr4" draw:text-style-name="P3" draw:layer="layout" svg:x1="-0.001cm" svg:y1="6.75cm" svg:x2="8.599cm" svg:y2="6.75cm">
          <text:p/>
        </draw:line>
        <draw:line draw:style-name="gr4" draw:text-style-name="P3" draw:layer="layout" svg:x1="-0.001cm" svg:y1="5.35cm" svg:x2="8.599cm" svg:y2="5.35cm">
          <text:p/>
        </draw:line>
        <draw:line draw:style-name="gr4" draw:text-style-name="P3" draw:layer="layout" svg:x1="-0.001cm" svg:y1="2.45cm" svg:x2="8.599cm" svg:y2="2.45cm">
          <text:p/>
        </draw:line>
        <draw:frame draw:style-name="gr2" draw:text-style-name="P4" draw:layer="layout" svg:width="2.788cm" svg:height="0.725cm" svg:x="-2.8cm" svg:y="4.9cm">
          <draw:text-box>
            <text:p text:style-name="P4"><text:span text:style-name="T1">I_0_ASYNC</text:span></text:p>
          </draw:text-box>
        </draw:frame>
        <draw:frame draw:style-name="gr2" draw:text-style-name="P4" draw:layer="layout" svg:width="2.788cm" svg:height="0.725cm" svg:x="-2.8cm" svg:y="2cm">
          <draw:text-box>
            <text:p text:style-name="P4"><text:span text:style-name="T1">reset_async</text:span></text:p>
          </draw:text-box>
        </draw:frame>
        <draw:frame draw:style-name="gr2" draw:text-style-name="P4" draw:layer="layout" svg:width="2.788cm" svg:height="0.725cm" svg:x="-2.8cm" svg:y="6.2cm">
          <draw:text-box>
            <text:p text:style-name="P4"><text:span text:style-name="T1">I_1_ASYNC</text:span></text:p>
          </draw:text-box>
        </draw:frame>
        <draw:frame draw:style-name="gr2" draw:text-style-name="P4" draw:layer="layout" svg:width="2.504cm" svg:height="0.725cm" svg:x="21.012cm" svg:y="4.975cm">
          <draw:text-box>
            <text:p text:style-name="P4"><text:span text:style-name="T1">I_0_SYNC</text:span></text:p>
          </draw:text-box>
        </draw:frame>
        <draw:frame draw:style-name="gr2" draw:text-style-name="P4" draw:layer="layout" svg:width="2.551cm" svg:height="0.725cm" svg:x="21.012cm" svg:y="2.075cm">
          <draw:text-box>
            <text:p text:style-name="P4"><text:span text:style-name="T1">reset_sync</text:span></text:p>
          </draw:text-box>
        </draw:frame>
        <draw:frame draw:style-name="gr2" draw:text-style-name="P4" draw:layer="layout" svg:width="2.504cm" svg:height="0.725cm" svg:x="21.012cm" svg:y="6.275cm">
          <draw:text-box>
            <text:p text:style-name="P4"><text:span text:style-name="T1">I_1_SY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01:35:21.08</meta:creation-date>
    <dc:date>2013-05-22T01:40:20.40</dc:date>
    <meta:editing-duration>PT4M59S</meta:editing-duration>
    <meta:editing-cycles>1</meta:editing-cycles>
    <meta:document-statistic meta:object-count="26"/>
    <meta:generator>OpenOffice.org/3.4.1$Win32 OpenOffice.org_project/341m1$Build-9593</meta:generator>
  </office:meta>
</office:document-meta>
</file>